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style="normal" style:text-underline-style="solid" style:text-underline-width="auto" style:text-underline-color="font-color" fo:font-weight="bold" officeooo:rsid="00020008" style:font-style-asian="normal" style:font-weight-asian="bold" style:font-style-complex="normal" style:font-weight-complex="bold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style="normal" style:text-underline-style="solid" style:text-underline-width="auto" style:text-underline-color="font-color" fo:font-weight="bold" officeooo:rsid="00020008" style:font-style-asian="normal" style:font-weight-asian="bold" style:font-style-complex="normal" style:font-weight-complex="bold"/>
    </style:style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 style:list-style-name="L8"/>
    <style:style style:name="P8" style:family="paragraph" style:parent-style-name="Text_20_body" style:list-style-name="L9"/>
    <style:style style:name="P9" style:family="paragraph" style:parent-style-name="Text_20_body" style:list-style-name="L10"/>
    <style:style style:name="P10" style:family="paragraph" style:parent-style-name="Text_20_body" style:list-style-name="L10">
      <style:text-properties officeooo:paragraph-rsid="00020008"/>
    </style:style>
    <style:style style:name="P11" style:family="paragraph" style:parent-style-name="Text_20_body" style:list-style-name="L11"/>
    <style:style style:name="T1" style:family="text">
      <style:text-properties officeooo:rsid="00020008"/>
    </style:style>
    <style:style style:name="T2" style:family="text">
      <style:text-properties style:font-name="Liberation Serif" fo:font-size="18pt" fo:font-weight="bold" officeooo:rsid="00020008" style:font-name-asian="Noto Serif CJK SC" style:font-size-asian="18pt" style:font-weight-asian="bold" style:font-name-complex="Lohit Devanagari" style:font-size-complex="18pt" style:font-weight-complex="bold"/>
    </style:style>
    <style:style style:name="T3" style:family="text">
      <style:text-properties style:font-name="Liberation Serif" fo:font-size="18pt" style:text-underline-style="solid" style:text-underline-width="auto" style:text-underline-color="font-color" fo:font-weight="bold" officeooo:rsid="00020008" style:font-name-asian="Noto Serif CJK SC" style:font-size-asian="18pt" style:font-weight-asian="bold" style:font-name-complex="Lohit Devanagari" style:font-size-complex="18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20008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Steps to Build and Train a Deep Neural Network in PyTorch</text:span></text:h>
      <text:h text:style-name="Heading_20_4" text:outline-level="4"><text:span text:style-name="Strong_20_Emphasis">1. Setting up Dataset and DataLoader</text:span></text:h>
      <text:list xml:id="list1479876798" text:style-name="L5">
        <text:list-item>
          <text:p text:style-name="P4">Load the dataset (e.g., from torchvision.datasets or a custom dataset).</text:p>
        </text:list-item>
        <text:list-item>
          <text:p text:style-name="P4">Apply necessary transformations (e.g., resizing, normalization).</text:p>
        </text:list-item>
        <text:list-item>
          <text:p text:style-name="P4">Use <text:span text:style-name="Source_20_Text">DataLoader</text:span> to efficiently batch and shuffle data.</text:p>
        </text:list-item>
      </text:list>
      <text:h text:style-name="Heading_20_4" text:outline-level="4"><text:span text:style-name="Strong_20_Emphasis">2. Define and Create the Neural Network</text:span></text:h>
      <text:list xml:id="list1383311926" text:style-name="L6">
        <text:list-item>
          <text:p text:style-name="P5">Design the architecture using <text:span text:style-name="Source_20_Text">nn.Module</text:span>.</text:p>
        </text:list-item>
        <text:list-item>
          <text:p text:style-name="P5">Choose activation functions (ReLU, Sigmoid, etc.).</text:p>
        </text:list-item>
        <text:list-item>
          <text:p text:style-name="P5">Initialize weights properly (optional but recommended).</text:p>
        </text:list-item>
      </text:list>
      <text:h text:style-name="Heading_20_4" text:outline-level="4"><text:span text:style-name="Strong_20_Emphasis">3. Define Hyperparameters</text:span></text:h>
      <text:list xml:id="list3308416315" text:style-name="L7">
        <text:list-item>
          <text:p text:style-name="P6">Learning rate (<text:span text:style-name="Source_20_Text">lr</text:span>)</text:p>
        </text:list-item>
        <text:list-item>
          <text:p text:style-name="P6">Batch size</text:p>
        </text:list-item>
        <text:list-item>
          <text:p text:style-name="P6">Number of epochs</text:p>
        </text:list-item>
        <text:list-item>
          <text:p text:style-name="P6">Optimizer (e.g., Adam, SGD)</text:p>
        </text:list-item>
        <text:list-item>
          <text:p text:style-name="P6">Loss function (e.g., CrossEntropyLoss for classification)</text:p>
        </text:list-item>
      </text:list>
      <text:h text:style-name="Heading_20_4" text:outline-level="4"><text:span text:style-name="Strong_20_Emphasis">4. Steps in the Training Loop</text:span></text:h>
      <text:p text:style-name="Text_20_body">A typical PyTorch training loop follows these steps:</text:p>
      <text:list xml:id="list3292500887" text:style-name="L8">
        <text:list-item>
          <text:p text:style-name="P7">Set the model to training mode: <text:span text:style-name="Source_20_Text">model.train()</text:span>.</text:p>
        </text:list-item>
        <text:list-item>
          <text:p text:style-name="P7">Loop over the dataset batch by batch using <text:span text:style-name="Source_20_Text">DataLoader</text:span>.</text:p>
        </text:list-item>
        <text:list-item>
          <text:p text:style-name="P7">Move data (images &amp; labels) to GPU if available: <text:span text:style-name="Source_20_Text">images.to(device)</text:span>.</text:p>
        </text:list-item>
        <text:list-item>
          <text:p text:style-name="P7">Zero the gradients to avoid accumulation: <text:span text:style-name="Source_20_Text">optimizer.zero_grad()</text:span>.</text:p>
        </text:list-item>
        <text:list-item>
          <text:p text:style-name="P7">Perform a forward pass: <text:span text:style-name="Source_20_Text">outputs = model(images)</text:span>.</text:p>
        </text:list-item>
        <text:list-item>
          <text:p text:style-name="P7">Compute the loss: <text:span text:style-name="Source_20_Text">loss = criterion(outputs, labels)</text:span>.</text:p>
        </text:list-item>
        <text:list-item>
          <text:p text:style-name="P7">Perform a backward pass: <text:span text:style-name="Source_20_Text">loss.backward()</text:span>.</text:p>
        </text:list-item>
        <text:list-item>
          <text:p text:style-name="P7">Update the weights: <text:span text:style-name="Source_20_Text">optimizer.step()</text:span>.</text:p>
        </text:list-item>
        <text:list-item>
          <text:p text:style-name="P7">Track the loss and print progress.</text:p>
        </text:list-item>
      </text:list>
      <text:h text:style-name="Heading_20_4" text:outline-level="4"><text:span text:style-name="Strong_20_Emphasis">5. Load Model Weights &amp; Perform Inference Without Gradients</text:span></text:h>
      <text:list xml:id="list747053386" text:style-name="L9">
        <text:list-item>
          <text:p text:style-name="P8">Load trained weights using <text:span text:style-name="Source_20_Text">model.load_state_dict(torch.load(PATH))</text:span>.</text:p>
        </text:list-item>
        <text:list-item>
          <text:p text:style-name="P8">Set the model to evaluation mode: <text:span text:style-name="Source_20_Text">model.eval()</text:span>.</text:p>
        </text:list-item>
        <text:list-item>
          <text:p text:style-name="P8">Disable gradient computation to save memory:</text:p>
        </text:list-item>
      </text:list>
      <text:h text:style-name="Heading_20_3" text:outline-level="3"><text:soft-page-break/><text:span text:style-name="Strong_20_Emphasis"><text:span text:style-name="T4">Here are some additional topics you could cover:</text:span></text:span></text:h>
      <text:list xml:id="list2552291200" text:style-name="L10">
        <text:list-item>
          <text:p text:style-name="P9"><text:span text:style-name="Strong_20_Emphasis">Evaluation &amp; Metrics</text:span> – How to measure model performance (accuracy, precision, recall, F1-score).</text:p>
        </text:list-item>
        <text:list-item>
          <text:p text:style-name="P9"><text:span text:style-name="Strong_20_Emphasis">Saving &amp; Loading Models</text:span> – Using <text:span text:style-name="Source_20_Text">torch.save()</text:span> and <text:span text:style-name="Source_20_Text">torch.load()</text:span> for model checkpoints.</text:p>
        </text:list-item>
        <text:list-item>
          <text:p text:style-name="P9"><text:span text:style-name="Strong_20_Emphasis">Data Augmentation</text:span> – Techniques to improve generalization (flipping, rotation, color jittering).</text:p>
        </text:list-item>
        <text:list-item>
          <text:p text:style-name="P9"><text:span text:style-name="Strong_20_Emphasis">Learning Rate Scheduling</text:span> – Adjusting learning rates dynamically (<text:span text:style-name="Source_20_Text">StepLR</text:span>, <text:span text:style-name="Source_20_Text">ReduceLROnPlateau</text:span>).</text:p>
        </text:list-item>
        <text:list-item>
          <text:p text:style-name="P9"><text:span text:style-name="Strong_20_Emphasis">Gradient Clipping</text:span> – Prevent exploding gradients in deep networks.</text:p>
        </text:list-item>
        <text:list-item>
          <text:p text:style-name="P9"><text:span text:style-name="Strong_20_Emphasis">Early Stopping</text:span> – Stopping training when validation loss stops improving.</text:p>
        </text:list-item>
        <text:list-item>
          <text:p text:style-name="P10"><text:span text:style-name="Strong_20_Emphasis">Distributed Training</text:span> – Training on multiple GPUs for scalability.</text:p>
        </text:list-item>
        <text:list-item>
          <text:p text:style-name="P10"><text:span text:style-name="Strong_20_Emphasis">Custom Loss Functions</text:span> – Implementing custom loss functions beyond built-in ones (e.g., Triplet Loss, Focal Loss).</text:p>
        </text:list-item>
      </text:list>
      <text:list xml:id="list3085437204" text:style-name="L11">
        <text:list-header>
          <text:p text:style-name="P11"><text:span text:style-name="Strong_20_Emphasis"/></text:p>
        </text:list-header>
        <text:list-item>
          <text:p text:style-name="P11"><text:span text:style-name="Strong_20_Emphasis">Mixed Precision Training</text:span> – Using <text:span text:style-name="Source_20_Text">torch.cuda.amp</text:span> for faster training with lower memory usage.</text:p>
        </text:list-item>
        <text:list-item>
          <text:p text:style-name="P11"><text:span text:style-name="Strong_20_Emphasis">Batch Normalization &amp; Dropout</text:span> – Techniques to improve generalization and prevent overfitting.</text:p>
        </text:list-item>
        <text:list-item>
          <text:p text:style-name="P11"><text:span text:style-name="Strong_20_Emphasis">Weight Initialization Strategies</text:span> – Xavier, He, or custom initialization methods for better convergence.</text:p>
        </text:list-item>
        <text:list-item>
          <text:p text:style-name="P11"><text:span text:style-name="Strong_20_Emphasis">Model Quantization &amp; Pruning</text:span> – Optimizing models for deployment by reducing size and computations.</text:p>
        </text:list-item>
        <text:list-item>
          <text:p text:style-name="P11"><text:span text:style-name="Strong_20_Emphasis">Transfer Learning &amp; Fine-Tuning</text:span> – Using pre-trained models like ResNet, BERT, or ViTs for new tasks.</text:p>
        </text:list-item>
        <text:list-item>
          <text:p text:style-name="P11"><text:span text:style-name="Strong_20_Emphasis">Custom Data Pipelines</text:span> – Writing a <text:span text:style-name="Source_20_Text">Dataset</text:span> class for handling unique data formats.</text:p>
        </text:list-item>
        <text:list-item>
          <text:p text:style-name="P11"><text:span text:style-name="Strong_20_Emphasis">Hyperparameter Optimization</text:span> – Using libraries like Optuna for tuning learning rates, batch sizes, etc.</text:p>
        </text:list-item>
        <text:list-item>
          <text:p text:style-name="P11"><text:span text:style-name="Strong_20_Emphasis">Explainability &amp; Interpretability</text:span> – Tools like SHAP, Grad-CAM, and Captum to understand model decisions.</text:p>
        </text:list-item>
        <text:list-item>
          <text:p text:style-name="P11"><text:span text:style-name="Strong_20_Emphasis">Model Deployment</text:span> – Converting models to ONNX, TorchScript, or TensorRT for inference on different platforms.</text:p>
        </text:list-item>
        <text:list-item>
          <text:p text:style-name="P11"><text:span text:style-name="Strong_20_Emphasis">Self-Supervised Learning</text:span> – Training models without labeled data (SimCLR, MoCo).</text:p>
        </text:list-item>
        <text:list-item>
          <text:p text:style-name="P11"><text:span text:style-name="Strong_20_Emphasis">Reinforcement Learning with PyTorch</text:span> – Implementing RL algorithms like DQN, PPO.</text:p>
        </text:list-item>
        <text:list-item>
          <text:p text:style-name="P11"><text:span text:style-name="Strong_20_Emphasis">Graph Neural Networks (GNNs)</text:span> – Using <text:span text:style-name="Source_20_Text">torch_geometric</text:span> for graph-based learning tasks.</text:p>
        </text:list-item>
      </text:list>
      <text:list xml:id="list115641802569473" text:continue-list="list2552291200" text:style-name="L10">
        <text:list-header>
          <text:p text:style-name="P9"><text:soft-page-break/></text:p>
        </text:list-header>
      </text:list>
      <text:p text:style-name="P3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5T15:09:56.621655523</meta:creation-date>
    <dc:date>2025-03-26T11:56:40.248312547</dc:date>
    <meta:editing-duration>PT1H39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51" meta:word-count="466" meta:character-count="3294" meta:non-whitespace-character-count="2902"/>
  </office:meta>
</office:document-meta>
</file>